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202cm" table:align="margins"/>
    </style:style>
    <style:style style:name="Tableau2.A" style:family="table-column">
      <style:table-column-properties style:column-width="4.346cm" style:rel-column-width="14832*"/>
    </style:style>
    <style:style style:name="Tableau2.B" style:family="table-column">
      <style:table-column-properties style:column-width="14.855cm" style:rel-column-width="50703*"/>
    </style:style>
    <style:style style:name="Tableau1" style:family="table">
      <style:table-properties style:width="19.202cm" table:align="margins"/>
    </style:style>
    <style:style style:name="Tableau1.A" style:family="table-column">
      <style:table-column-properties style:column-width="3.632cm" style:rel-column-width="12395*"/>
    </style:style>
    <style:style style:name="Tableau1.B" style:family="table-column">
      <style:table-column-properties style:column-width="3.431cm" style:rel-column-width="11709*"/>
    </style:style>
    <style:style style:name="Tableau1.C" style:family="table-column">
      <style:table-column-properties style:column-width="6.542cm" style:rel-column-width="22328*"/>
    </style:style>
    <style:style style:name="Tableau1.D" style:family="table-column">
      <style:table-column-properties style:column-width="3.06cm" style:rel-column-width="10444*"/>
    </style:style>
    <style:style style:name="Tableau1.E" style:family="table-column">
      <style:table-column-properties style:column-width="1.226cm" style:rel-column-width="4183*"/>
    </style:style>
    <style:style style:name="Tableau1.F" style:family="table-column">
      <style:table-column-properties style:column-width="1.312cm" style:rel-column-width="4476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style:font-name-asian="DejaVu Sans" style:font-size-asian="11pt" style:font-name-complex="DejaVu Sans" style:font-size-complex="11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12pt" fo:font-weight="bold" officeooo:rsid="001fc829" officeooo:paragraph-rsid="004f4388" style:font-size-asian="12pt" style:font-weight-asian="bold" style:font-size-complex="12pt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10" style:family="paragraph" style:parent-style-name="Standard">
      <style:paragraph-properties fo:text-align="center" style:justify-single-word="false"/>
      <style:text-properties style:font-name="Arial" fo:font-size="6pt" fo:font-weight="normal" officeooo:paragraph-rsid="003ee0e6" style:font-size-asian="5.25pt" style:font-weight-asian="normal" style:font-size-complex="6pt" style:font-weight-complex="normal"/>
    </style:style>
    <style:style style:name="P11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6pt" officeooo:paragraph-rsid="003ee0e6" style:font-size-asian="5.25pt" style:font-size-complex="6pt"/>
    </style:style>
    <style:style style:name="P12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3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0a7596f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T7" style:family="text">
      <style:text-properties officeooo:rsid="009d2e79"/>
    </style:style>
    <style:style style:name="T8" style:family="text">
      <style:text-properties officeooo:rsid="009d3af1"/>
    </style:style>
    <style:style style:name="T9" style:family="text">
      <style:text-properties officeooo:rsid="00a90f54"/>
    </style:style>
    <style:style style:name="T10" style:family="text">
      <style:text-properties officeooo:rsid="00a9e6c5"/>
    </style:style>
    <style:style style:name="T11" style:family="text">
      <style:text-properties officeooo:rsid="00aabe8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</text:user-field-decls>
      <text:p text:style-name="P14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7">with="date=o_format_date(o.date, lang_code=lang)"</text:span></text:a></text:p>
      <text:p text:style-name="P12"><text:span text:style-name="T4">Edité le </text:span><text:a xlink:type="simple" xlink:href="py3o://function=%22o_format_datetime(o.create_date,%20lang_code=lang)%22" text:style-name="Internet_20_link" text:visited-style-name="Visited_20_Internet_20_Link"><text:span text:style-name="T5">function="o_format_datetime(o.create_date, lang_code=lang)"</text:span></text:a></text:p>
      <table:table table:name="Tableau2" table:style-name="Tableau2">
        <table:table-column table:style-name="Tableau2.A"/>
        <table:table-column table:style-name="Tableau2.B"/>
        <table:table-row table:style-name="TableLine94549167449456">
          <table:table-cell table:style-name="TableBox94549167450912" office:value-type="string">
            <text:p text:style-name="P4"><draw:frame draw:style-name="fr1" draw:name="py3o.image(user.company_id.partner_id.image_1920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table:style-name="TableBox94549168132864" office:value-type="string">
            <text:h text:style-name="Heading_20_1" text:outline-level="1"><text:user-field-get text:name="py3o.user.company_id.name">Company Name</text:user-field-get></text:h>
          </table:table-cell>
        </table:table-row>
      </table:table>
      <text:p text:style-name="P11"/>
      <text:p text:style-name="Titre_20_Doc"><text:a xlink:type="simple" xlink:href="py3o://function=%22(lang=='fr_FR'%20and%20'Journal%20des%20repas%20du%20'%20or%20'Meals%20journal%20dated%20')%20+%20date%22" text:style-name="Internet_20_link" text:visited-style-name="Visited_20_Internet_20_Link"><text:span text:style-name="T11">function="(lang=='fr_FR' and 'Journal des repas du ' or 'Meals journal dated ') + date"</text:span></text:a></text:p>
      <text:p text:style-name="P13"><text:user-field-get text:name="py3o.o.date_label">Date Label</text:user-field-get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549168153536">
          <table:table-cell table:style-name="Tableau1.A1" office:value-type="string">
            <text:p text:style-name="P8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Line94549168216240">
          <table:table-cell table:style-name="Tableau1.A2" table:number-columns-spanned="4" office:value-type="string">
            <text:p text:style-name="P6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 table:style-name="TableLine94549168218432">
          <table:table-cell table:style-name="Tableau1.A3" office:value-type="string">
            <text:p text:style-name="Table_20_Heading"><text:a xlink:type="simple" xlink:href="py3o://function=%22lang=='fr_FR'%20and%20'Arrivée'%20or%20'Arrival'%22" text:style-name="Internet_20_link" text:visited-style-name="Visited_20_Internet_20_Link"><text:span text:style-name="T9">function="lang=='fr_FR' and 'Arrivée' or 'Arrival'"</text:span></text:a></text:p>
          </table:table-cell>
          <table:table-cell table:style-name="Tableau1.B3" office:value-type="string">
            <text:p text:style-name="Table_20_Heading"><text:a xlink:type="simple" xlink:href="py3o://function=%22lang=='fr_FR'%20and%20'Départ'%20or%20'Departure'%22" text:style-name="Internet_20_link" text:visited-style-name="Visited_20_Internet_20_Link"><text:span text:style-name="T9">function="lang=='fr_FR' and 'Départ' or 'Departure'"</text:span></text:a></text:p>
          </table:table-cell>
          <table:table-cell table:style-name="Tableau1.C3" office:value-type="string">
            <text:p text:style-name="Table_20_Heading"><text:a xlink:type="simple" xlink:href="py3o://function=%22lang=='fr_FR'%20and%20'Hôtes'%20or%20'Guests'%22" text:style-name="Internet_20_link" text:visited-style-name="Visited_20_Internet_20_Link"><text:span text:style-name="T10">function="lang=='fr_FR' and 'Hôtes' or 'Guests'"</text:span></text:a></text:p>
          </table:table-cell>
          <table:table-cell table:style-name="Tableau1.D3" office:value-type="string">
            <text:p text:style-name="Table_20_Heading"><text:a xlink:type="simple" xlink:href="py3o://function=%22lang=='fr_FR'%20and%20'Chambre'%20or%20'Room'%22" text:style-name="Internet_20_link" text:visited-style-name="Visited_20_Internet_20_Link"><text:span text:style-name="T9">function="lang=='fr_FR' and 'Chambre' or 'Room'"</text:span></text:a></text:p>
          </table:table-cell>
          <table:table-cell table:style-name="Tableau1.E7" office:value-type="string">
            <text:p text:style-name="Table_20_Heading"><text:a xlink:type="simple" xlink:href="py3o://function=%22lang=='fr_FR'%20and%20'Déj.'%20or%20'Lunch'%22" text:style-name="Internet_20_link" text:visited-style-name="Visited_20_Internet_20_Link"><text:span text:style-name="T9">function="lang=='fr_FR' and 'Déj.' or 'Lunch'"</text:span></text:a></text:p>
          </table:table-cell>
          <table:table-cell table:style-name="Tableau1.F3" office:value-type="string">
            <text:p text:style-name="Table_20_Heading"><text:a xlink:type="simple" xlink:href="py3o://function=%22lang=='fr_FR'%20and%20'Dîners'%20or%20'Dinners'%22" text:style-name="Internet_20_link" text:visited-style-name="Visited_20_Internet_20_Link"><text:span text:style-name="T9">function="lang=='fr_FR' and 'Dîners' or 'Dinners'"</text:span></text:a></text:p>
          </table:table-cell>
        </table:table-row>
        <table:table-row table:style-name="TableLine94549168222720">
          <table:table-cell table:style-name="Tableau1.A5" office:value-type="string">
            <text:p text:style-name="P8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5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 table:style-name="TableLine94549168227392"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arrival_date,%20lang_code=lang)%20+%20'%20'%20+%20(l.stay_id.arrival_time%20and%20dict(l.stay_id.fields_get('arrival_time',%20'selection')['arrival_time']['selection'])[l.stay_id.arrival_time])%22" text:style-name="Internet_20_link" text:visited-style-name="Visited_20_Internet_20_Link"><text:span text:style-name="T8">function="o_format_date(l.stay_id.arrival_date, lang_code=lang) + ' ' + (l.stay_id.arrival_time and dict(l.stay_id.fields_get('arrival_time', 'selection')['arrival_time']['selection'])[l.stay_id.arrival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o_format_date(l.stay_id.departure_date,%20lang_code=lang)%20+%20'%20'%20+%20(l.stay_id.departure_time%20and%20dict(l.stay_id.fields_get('departure_time',%20'selection')['departure_time']['selection'])[l.stay_id.departure_time])%22" text:style-name="Internet_20_link" text:visited-style-name="Visited_20_Internet_20_Link"><text:span text:style-name="T7">function="o_format_date(l.stay_id.departure_date, lang_code=lang) + ' ' + (l.stay_id.departure_time and dict(l.stay_id.fields_get('departure_time', 'selection')['departure_time']['selection'])[l.stay_id.departure_time])"</text:span>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C5" office:value-type="string">
            <text:p text:style-name="Table_20_Contents"><text:text-input text:description="py3o://function=&quot;format_multiline_value(l.partner_name)&quot;">l.partner_name</text:text-input></text:p>
          </table:table-cell>
          <table:table-cell table:style-name="Tableau1.D5" office:value-type="string">
            <text:p text:style-name="Contenu_20_de_20_tableau_20_small"><text:user-field-get text:name="py3o.l.room_id.name">Room Name</text:user-field-get></text:p>
          </table:table-cell>
          <table:table-cell table:style-name="Tableau1.E5" office:value-type="string">
            <text:p text:style-name="P5"><text:user-field-get text:name="py3o.l.lunch_qty">Lunch Qty</text:user-field-get></text:p>
          </table:table-cell>
          <table:table-cell table:style-name="Tableau1.F5" office:value-type="string">
            <text:p text:style-name="P5"><text:user-field-get text:name="py3o.l.dinner_qty">Dinner Qty</text:user-field-get></text:p>
          </table:table-cell>
        </table:table-row>
        <table:table-row table:style-name="TableLine94549168230272"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Table_20_Heading">Sous-totaux :</text:p>
          </table:table-cell>
          <table:table-cell table:style-name="Tableau1.E7" office:value-type="string">
            <text:p text:style-name="Table_20_Heading"><text:a xlink:type="simple" xlink:href="py3o://function=%22res_dict['lunch_subtotal']%22" text:style-name="Internet_20_link" text:visited-style-name="Visited_20_Internet_20_Link">function="res_dict['lunch_subtotal']"</text:a></text:p>
          </table:table-cell>
          <table:table-cell table:style-name="Tableau1.F7" office:value-type="string">
            <text:p text:style-name="Table_20_Heading"><text:a xlink:type="simple" xlink:href="py3o://function=%22res_dict['dinner_subtotal']%22" text:style-name="Internet_20_link" text:visited-style-name="Visited_20_Internet_20_Link">function="res_dict['dinner_subtotal']"</text:a></text:p>
          </table:table-cell>
        </table:table-row>
        <table:table-row table:style-name="TableLine94549168233968">
          <table:table-cell table:style-name="Tableau1.A1" office:value-type="string">
            <text:p text:style-name="P9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1-10-30T00:36:17.490672512</dc:date>
    <meta:editing-duration>P1DT6H35M57S</meta:editing-duration>
    <meta:editing-cycles>491</meta:editing-cycles>
    <meta:generator>LibreOffice/6.4.7.2$Linux_X86_64 LibreOffice_project/40$Build-2</meta:generator>
    <meta:document-statistic meta:table-count="2" meta:image-count="0" meta:object-count="0" meta:page-count="1" meta:paragraph-count="38" meta:word-count="117" meta:character-count="1351" meta:non-whitespace-character-count="1273"/>
    <meta:user-defined meta:name="Info 1"/>
    <meta:user-defined meta:name="Info 2"/>
    <meta:user-defined meta:name="Info 3"/>
    <meta:user-defined meta:name="Info 4"/>
  </office:meta>
</office:document-meta>
</file>